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zxx" fo:country="none" style:language-asian="zxx" style:country-asian="none"/>
    </style:style>
    <style:style style:name="P2" style:family="paragraph" style:parent-style-name="Standard">
      <style:paragraph-properties fo:margin-top="0cm" fo:margin-bottom="0.101cm" fo:line-height="100%"/>
      <style:text-properties fo:font-size="10pt" fo:language="en" fo:country="US" style:font-size-asian="10pt" style:font-size-complex="10pt"/>
    </style:style>
    <style:style style:name="P3" style:family="paragraph" style:parent-style-name="Standard">
      <style:paragraph-properties fo:margin-top="0cm" fo:margin-bottom="0.101cm" fo:line-height="100%"/>
      <style:text-properties fo:font-size="10pt" fo:language="en" fo:country="US" fo:background-color="#dc2300" style:font-size-asian="10pt" style:font-size-complex="10pt"/>
    </style:style>
    <style:style style:name="P4" style:family="paragraph" style:parent-style-name="Standard">
      <style:paragraph-properties fo:margin-top="0cm" fo:margin-bottom="0.101cm" fo:line-height="100%"/>
      <style:text-properties fo:font-size="10pt" fo:language="en" fo:country="US" fo:background-color="#ffff00" style:font-size-asian="10pt" style:font-size-complex="10pt"/>
    </style:style>
    <style:style style:name="P5" style:family="paragraph" style:parent-style-name="Standard">
      <style:paragraph-properties fo:margin-top="0cm" fo:margin-bottom="0.101cm" fo:line-height="100%"/>
      <style:text-properties fo:font-size="10pt" fo:language="en" fo:country="US" fo:background-color="transparent" style:font-size-asian="10pt" style:font-size-complex="10pt"/>
    </style:style>
    <style:style style:name="P6" style:family="paragraph" style:parent-style-name="Standard">
      <style:paragraph-properties fo:margin-top="0cm" fo:margin-bottom="0.101cm" fo:line-height="100%"/>
      <style:text-properties fo:language="en" fo:country="US"/>
    </style:style>
    <style:style style:name="P7" style:family="paragraph" style:parent-style-name="Standard">
      <style:paragraph-properties fo:margin-top="0cm" fo:margin-bottom="0.101cm" fo:line-height="100%" fo:break-before="page"/>
      <style:text-properties fo:font-size="10pt" fo:language="en" fo:country="US" style:font-size-asian="10pt" style:font-size-complex="10pt"/>
    </style:style>
    <style:style style:name="P8" style:family="paragraph" style:parent-style-name="Standard">
      <style:paragraph-properties fo:margin-top="0cm" fo:margin-bottom="0cm" fo:text-align="center" style:justify-single-word="false"/>
      <style:text-properties fo:font-size="22pt" fo:language="zxx" fo:country="none" style:font-size-asian="22pt" style:language-asian="zxx" style:country-asian="none" style:font-size-complex="22pt"/>
    </style:style>
    <style:style style:name="P9" style:family="paragraph" style:parent-style-name="Standard" style:master-page-name="Standard">
      <style:paragraph-properties style:page-number="auto"/>
      <style:text-properties fo:font-weight="bold" style:font-weight-asian="bold"/>
    </style:style>
    <style:style style:name="P10" style:family="paragraph">
      <style:paragraph-properties fo:margin-top="0cm" fo:margin-bottom="0cm" fo:line-height="115%" fo:text-align="center" style:writing-mode="lr-tb"/>
    </style:style>
    <style:style style:name="P11" style:family="paragraph">
      <style:paragraph-properties fo:margin-top="0cm" fo:margin-bottom="0cm" fo:line-height="100%" fo:text-align="center" style:writing-mode="lr-tb"/>
    </style:style>
    <style:style style:name="P12" style:family="paragraph">
      <style:paragraph-properties fo:margin-top="0cm" fo:margin-bottom="0cm" fo:line-height="100%" fo:text-align="start" style:writing-mode="lr-tb"/>
    </style:style>
    <style:style style:name="P13" style:family="paragraph">
      <style:paragraph-properties fo:margin-top="0cm" fo:margin-bottom="0.353cm" fo:line-height="115%" style:writing-mode="lr-tb"/>
    </style:style>
    <style:style style:name="P14" style:family="paragraph">
      <style:paragraph-properties fo:margin-top="0cm" fo:margin-bottom="0cm" fo:line-height="100%" style:writing-mode="lr-tb"/>
    </style:style>
    <style:style style:name="P15" style:family="paragraph">
      <style:paragraph-properties style:line-height-at-least="0.1cm"/>
    </style:style>
    <style:style style:name="P16" style:family="paragraph">
      <style:paragraph-properties fo:text-align="center" style:writing-mode="lr-tb"/>
    </style:style>
    <style:style style:name="P17" style:family="paragraph">
      <style:paragraph-properties fo:margin-top="0cm" fo:margin-bottom="0cm" fo:line-height="115%" fo:text-align="start" style:writing-mode="lr-tb"/>
    </style:style>
    <style:style style:name="P18" style:family="paragraph">
      <style:paragraph-properties fo:margin-top="0cm" fo:margin-bottom="0cm" fo:line-height="115%" style:writing-mode="lr-tb"/>
    </style:style>
    <style:style style:name="P19" style:family="paragraph">
      <style:paragraph-properties fo:margin-top="0cm" fo:margin-bottom="0.353cm" fo:line-height="100%" style:writing-mode="lr-tb"/>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background-color="#dc2300"/>
    </style:style>
    <style:style style:name="T3" style:family="text">
      <style:text-properties fo:background-color="#ffff00"/>
    </style:style>
    <style:style style:name="T4" style:family="text">
      <style:text-properties fo:background-color="transparent"/>
    </style:style>
    <style:style style:name="T5" style:family="text">
      <style:text-properties fo:color="#000000" style:font-name="Calibri" fo:font-size="10pt" fo:language="it" fo:country="IT" style:font-name-asian="Calibri" style:font-size-asian="10pt" style:font-name-complex="Times New Roman" style:font-size-complex="10pt" style:language-complex="ar" style:country-complex="SA"/>
    </style:style>
    <style:style style:name="T6" style:family="text">
      <style:text-properties style:use-window-font-color="true" style:font-name="Calibri" fo:font-size="10pt" fo:language="it" fo:country="IT" style:font-name-asian="Calibri" style:font-size-asian="10pt" style:font-name-complex="Times New Roman" style:font-size-complex="10pt" style:language-complex="ar" style:country-complex="SA"/>
    </style:style>
    <style:style style:name="gr1"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connector text:anchor-type="char" draw:z-index="17" draw:style-name="gr2" draw:text-style-name="P16" draw:type="line" svg:x1="13.427cm" svg:y1="19.357cm" svg:x2="13.453cm" svg:y2="20.221cm" draw:start-shape="id7" draw:start-glue-point="6" draw:end-shape="id8" svg:d="m13427 19357 26 864"><text:p/></draw:connector><draw:connector text:anchor-type="char" draw:z-index="11" draw:style-name="gr2" draw:text-style-name="P16" draw:type="line" svg:x1="13.427cm" svg:y1="9.89cm" svg:x2="13.413cm" svg:y2="10.536cm" draw:start-shape="id4" draw:start-glue-point="6" draw:end-shape="id3" svg:d="m13427 9890-14 646"><text:p/></draw:connector><draw:connector text:anchor-type="char" draw:z-index="2" draw:style-name="gr2" draw:text-style-name="P16" draw:type="line" svg:x1="3.586cm" svg:y1="7.9cm" svg:x2="3.6cm" svg:y2="9.116cm" draw:start-shape="id1" draw:start-glue-point="6" draw:end-shape="id2" svg:d="m3586 7900 14 1216"><text:p/></draw:connector></text:p>
      <text:p text:style-name="P8">SCHEMA RELAZIONI MODELLI </text:p>
      <text:p text:style-name="P8">ATTRIBUTI PIU' SIGNIFICATIVI</text:p>
      <text:p text:style-name="P8"><draw:custom-shape text:anchor-type="char" draw:z-index="1" draw:style-name="gr1" draw:text-style-name="P13" xml:id="id5" draw:id="id5" svg:width="6.973cm" svg:height="3.084cm" svg:x="9.927cm" svg:y="0.79cm"><text:p text:style-name="P11"><text:span text:style-name="T5">CAUSALI MAGAZZINO</text:span></text:p><text:p text:style-name="P11"><text:span text:style-name="T5">Causmag</text:span></text:p><text:p text:style-name="P14"><text:span text:style-name="T5">tipo: usc/ent/trans</text:span></text:p><text:p text:style-name="P15"><text:span text:style-name="T5">movimpmag:Mov/Imp/Nul</text:span></text:p><text:p text:style-name="P15"><text:span text:style-name="T5">contabile: S/N</text:span></text:p><text:p text:style-name="P15"><text:span text:style-name="T5">nrmagsrc/dst:Proposto su tesdoc</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Standard"/>
      <text:p text:style-name="P1"><draw:custom-shape text:anchor-type="char" draw:z-index="0" draw:style-name="gr1" draw:text-style-name="P13" xml:id="id1" draw:id="id1" svg:width="6.448cm" svg:height="3.149cm" svg:x="0.363cm" svg:y="-0.309cm"><text:p text:style-name="P10"><text:span text:style-name="T5">TESTATA DOCUMENTO</text:span></text:p><text:p text:style-name="P11"><text:span text:style-name="T5">Tesdoc</text:span></text:p><text:p text:style-name="P12"><text:span text:style-name="T5">nrmagsrc</text:span></text:p><text:p text:style-name="P12"><text:span text:style-name="T5">nrmagdst</text:span></text:p><text:p text:style-name="P12"><text:span text:style-name="T5"/></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text:anchor-type="char" draw:z-index="5" draw:style-name="gr2" draw:text-style-name="P16" draw:type="line" svg:x1="9.927cm" svg:y1="3.6cm" svg:x2="6.81cm" svg:y2="1.266cm" draw:start-shape="id4" draw:start-glue-point="5" draw:end-shape="id1" draw:end-glue-point="7" svg:d="m9927 3600-3117-2334"><text:p/></draw:connector></text:p>
      <text:p text:style-name="P1"/>
      <text:p text:style-name="P1"/>
      <text:p text:style-name="Standard"><draw:custom-shape text:anchor-type="char" draw:z-index="4" draw:style-name="gr1" draw:text-style-name="P18" xml:id="id4" draw:id="id4" svg:width="7cm" svg:height="2.461cm" svg:x="9.927cm" svg:y="-0.325cm"><text:p text:style-name="P10"><text:span text:style-name="T5">CONTI CLIENTI/FORNITORI</text:span></text:p><text:p text:style-name="P11"><text:span text:style-name="T5">Conto</text:span></text:p><text:p text:style-name="P17"><text:span text:style-name="T5">Tipoconto: C/F/A (cliente/fornitore/altro)</text:span></text:p><text:p text:style-name="P17"><text:span text:style-name="T5"/></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Standard"><draw:connector text:anchor-type="char" draw:z-index="18" draw:style-name="gr2" draw:text-style-name="P16" draw:type="line" svg:x1="3.531cm" svg:y1="-0.223cm" svg:x2="4.2cm" svg:y2="0.439cm" svg:d="m3531-224 669 663"><text:p/></draw:connector><draw:connector text:anchor-type="char" draw:z-index="19" draw:style-name="gr2" draw:text-style-name="P16" draw:type="line" svg:x1="3.628cm" svg:y1="-0.223cm" svg:x2="2.974cm" svg:y2="0.439cm" svg:d="m3628-224-654 663"><text:p/></draw:connector><draw:custom-shape text:anchor-type="char" draw:z-index="7" draw:style-name="gr1" draw:text-style-name="P13" xml:id="id2" draw:id="id2" svg:width="4.728cm" svg:height="2.461cm" svg:x="1.236cm" svg:y="0.464cm"><text:p text:style-name="P10"><text:span text:style-name="T5">RIGHE DOCUMENTO</text:span></text:p><text:p text:style-name="P11"><text:span text:style-name="T5">Rigdoc</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Standard"/>
      <text:p text:style-name="Standard"><draw:custom-shape text:anchor-type="char" draw:z-index="9" draw:style-name="gr1" draw:text-style-name="P10" xml:id="id3" draw:id="id3" svg:width="6.973cm" svg:height="2.26cm" svg:x="9.927cm" svg:y="0.088cm"><text:p text:style-name="P10"><text:span text:style-name="T5">ANAGRAFICA GENERALE</text:span></text:p><text:p text:style-name="P11"><text:span text:style-name="T5">Anagen</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Standard"><draw:connector text:anchor-type="char" draw:z-index="22" draw:style-name="gr2" draw:text-style-name="P16" draw:type="line" svg:x1="3.6cm" svg:y1="0.231cm" svg:x2="3.6cm" svg:y2="2.02cm" draw:start-shape="id2" draw:start-glue-point="6" draw:end-shape="id9" draw:end-glue-point="4" svg:d="m3600 231v1789"><text:p/></draw:connector></text:p>
      <text:p text:style-name="P1"><draw:connector text:anchor-type="char" draw:z-index="3" draw:style-name="gr2" draw:text-style-name="P16" draw:type="line" svg:x1="10.5cm" svg:y1="0.347cm" svg:x2="14.463cm" svg:y2="1.666cm" draw:start-shape="id2" draw:end-shape="id3" svg:d="m10500 346 3963 1319"><text:p/></draw:connector></text:p>
      <text:p text:style-name="Standard"><draw:connector text:anchor-type="char" draw:z-index="20" draw:style-name="gr2" draw:text-style-name="P16" draw:type="line" svg:x1="13.427cm" svg:y1="0.4cm" svg:x2="14.095cm" svg:y2="1.064cm" svg:d="m13427 400 668 664"><text:p/></draw:connector><draw:connector text:anchor-type="char" draw:z-index="21" draw:style-name="gr2" draw:text-style-name="P16" draw:type="line" svg:x1="13.427cm" svg:y1="0.4cm" svg:x2="12.772cm" svg:y2="1.064cm" svg:d="m13427 400-655 664"><text:p/></draw:connector><draw:custom-shape text:anchor-type="char" draw:z-index="8" draw:style-name="gr1" draw:text-style-name="P13" xml:id="id9" draw:id="id9" svg:width="4.728cm" svg:height="2.461cm" svg:x="1.236cm" svg:y="0.224cm"><text:p text:style-name="P10"><text:span text:style-name="T5">ARTICOLI DI MAGAZZINO</text:span></text:p><text:p text:style-name="P11"><text:span text:style-name="T5">Article</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text:anchor-type="char" draw:z-index="12" draw:style-name="gr2" draw:text-style-name="P16" draw:type="line" svg:x1="13.414cm" svg:y1="-0.345cm" svg:x2="13.427cm" svg:y2="1.09cm" draw:start-shape="id3" draw:start-glue-point="6" draw:end-shape="id6" svg:d="m13414-346 13 1436"><text:p/></draw:connector></text:p>
      <text:p text:style-name="Standard"><draw:custom-shape text:anchor-type="char" draw:z-index="10" draw:style-name="gr1" draw:text-style-name="P19" xml:id="id6" draw:id="id6" svg:width="7cm" svg:height="2.461cm" svg:x="9.927cm" svg:y="0.192cm"><text:p text:style-name="P11"><text:span text:style-name="T6">INDIRIZZI ANAGRAFICI</text:span></text:p><text:p text:style-name="P11"><text:span text:style-name="T6">Anaind</text:span></text:p><text:p text:style-name="P14"><text:span text:style-name="T6">nrmag: ind.valido come magazzino</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Standard"/>
      <text:p text:style-name="Standard"/>
      <text:p text:style-name="Standard"><draw:connector text:anchor-type="char" draw:z-index="15" draw:style-name="gr2" draw:text-style-name="P16" draw:type="line" svg:x1="13.427cm" svg:y1="-0.04cm" svg:x2="13.427cm" svg:y2="0.801cm" draw:start-shape="id6" draw:end-shape="id7" svg:d="m13427-41v842"><text:p/></draw:connector></text:p>
      <text:p text:style-name="Standard"><draw:custom-shape text:anchor-type="char" draw:z-index="13" draw:style-name="gr1" draw:text-style-name="P13" xml:id="id7" draw:id="id7" svg:width="4.724cm" svg:height="1.825cm" svg:x="11.065cm" svg:y="-0.097cm"><text:p text:style-name="P10"><text:span text:style-name="T5">COMUNI ITALIANI</text:span></text:p><text:p text:style-name="P10"><text:span text:style-name="T5">CITTA' <text:s/>STRANIERE</text:span></text:p><text:p text:style-name="P11"><text:span text:style-name="T5">Localita</text:span></text:p><text:p text:style-name="P12"><text:span text:style-name="T5"/></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Standard"/>
      <text:p text:style-name="Standard"><draw:custom-shape text:anchor-type="char" draw:z-index="14" draw:style-name="gr1" draw:text-style-name="P13" svg:width="4.724cm" svg:height="2.461cm" svg:x="1.254cm" svg:y="-0.086cm"><text:p text:style-name="P10"><text:span text:style-name="T5">MAGAZZINi</text:span></text:p><text:p text:style-name="P11"><text:span text:style-name="T5">Mag</text:span></text:p><text:p text:style-name="P12"><text:span text:style-name="T5"/></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Standard"><draw:custom-shape text:anchor-type="char" draw:z-index="16" draw:style-name="gr1" draw:text-style-name="P13" xml:id="id8" draw:id="id8" svg:width="4.724cm" svg:height="1.65cm" svg:x="11.091cm" svg:y="-0.102cm"><text:p text:style-name="P10"><text:span text:style-name="T5">PAESI/STATI ESTERI</text:span></text:p><text:p text:style-name="P11"><text:span text:style-name="T5">Paesi</text:span></text:p><text:p text:style-name="P12"><text:span text:style-name="T5"/></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Standard"/>
      <text:p text:style-name="Standard"/>
      <text:p text:style-name="Standard"/>
      <text:p text:style-name="Standard"><draw:connector text:anchor-type="char" draw:z-index="6" draw:style-name="gr2" draw:text-style-name="P16" draw:type="line" svg:x1="9.927cm" svg:y1="-18.507cm" svg:x2="6.81cm" svg:y2="-17.587cm" draw:start-shape="id5" draw:end-shape="id1" draw:end-glue-point="7" svg:d="m9927-18508-3117 920"><text:p/></draw:connector></text:p>
      <text:p text:style-name="Standard"><text:soft-page-break/></text:p>
      <text:p text:style-name="P2">ANAGRAFICA SOGGETTI:</text:p>
      <text:p text:style-name="P2">Viene gestita tramite 2 tabelle: ANAGENS E ANAINDS contenenti rispettivamente le informazioni anagrafiche e gli indirizzi a vario titolo, magazzini collegati compresi.</text:p>
      <text:p text:style-name="P2">Codice CREATE:</text:p>
      <text:p text:style-name="P2">create_table "anagens", :force =&gt; true do |t|</text:p>
      <text:p text:style-name="P2"><text:s text:c="4"/>t.integer <text:s/>"codice", <text:s text:c="66"/>:null =&gt; false</text:p>
      <text:p text:style-name="P2"><text:s text:c="4"/>t.string <text:s text:c="2"/>"tipo", <text:s text:c="6"/>:limit =&gt; 1, <text:s text:c="49"/>:null =&gt; false</text:p>
      <text:p text:style-name="P2"><text:tab/>Valori: F/G/I =&gt; Fisica/Giuridica/dittaIndividuale</text:p>
      <text:p text:style-name="P2"><text:s text:c="4"/>t.string <text:s text:c="2"/>"denomin", <text:s text:c="3"/>:limit =&gt; 150<text:tab/><text:tab/>:null =&gt; false</text:p>
      <text:p text:style-name="P2"><text:tab/>Ragione sociale o Cognome/Nome</text:p>
      <text:p text:style-name="P2"><text:s text:c="4"/>t.string <text:s text:c="2"/>"codfis", <text:s text:c="4"/>:limit =&gt; 16</text:p>
      <text:p text:style-name="P2"><text:s text:c="4"/>t.string <text:s text:c="2"/>"pariva", <text:s text:c="4"/>:limit =&gt; 11</text:p>
      <text:p text:style-name="P2"><text:s text:c="4"/>t.string <text:s text:c="2"/>"telefono", <text:s text:c="2"/>:limit =&gt; 20</text:p>
      <text:p text:style-name="P2"><text:s text:c="4"/>t.string <text:s text:c="2"/>"fax", <text:s text:c="7"/>:limit =&gt; 20</text:p>
      <text:p text:style-name="P2"><text:s text:c="4"/>t.string <text:s text:c="2"/>"email", <text:s text:c="5"/>:limit =&gt; 50</text:p>
      <text:p text:style-name="P2"><text:s text:c="4"/>t.string <text:s text:c="2"/>"web", <text:s text:c="7"/>:limit =&gt; 50</text:p>
      <text:p text:style-name="P2"><text:s text:c="4"/>t.decimal <text:s/>"sconto", <text:s text:c="19"/>:precision =&gt; 5, :scale =&gt; 2, :default =&gt; 0.0, :null =&gt; false</text:p>
      <text:p text:style-name="P2"><text:tab/>Proposto su contos.sconto</text:p>
      <text:p text:style-name="P2"><text:s text:c="2"/>end</text:p>
      <text:p text:style-name="P2"><text:s text:c="2"/>add_index "anagens", ["codice"], :name =&gt; "idx_anagens_on_codice", :unique =&gt; true</text:p>
      <text:p text:style-name="P2"/>
      <text:p text:style-name="P2">La PK viene gestita internamente sul campo ID.</text:p>
      <text:p text:style-name="P2">Il campo CODICE è numerico e dovrebbe essere univoco, l'univocità e l'obbligatorietà del campo è garantita sia dall'indice unico e NOT NULL sul DB che dalla VALIDATES sul modello, qualora si volesse comunque ovviare a questo basterà togliere I 2 controlli di cui sopra senza dover intervenire ulteriormente poichè la PK viene gestita con il campo interno ID (ovvio che non ci dovranno essere in giro nel codice cose del tipo FIND_BY_CODICE che si aspettano un solo record)</text:p>
      <text:p text:style-name="P4">Durante l'inserimento di un nuovo record potrebbe essere proposto come MAX+1 o con un altro metodo che va a tappare eventuali buchi dovuti a cancellazioni o a inserimenti manuali</text:p>
      <text:p text:style-name="P4">E' modificabile senza problemi di integrità (anche se non ce ne dovrebbe esserne motivo)</text:p>
      <text:p text:style-name="P2"/>
      <text:p text:style-name="P2">Il campo TIPO è alfanumerico di 1 carattere, obbligatorio(sia sul DB che nella VALIDATES del modello), può assumere solo un valore tra quelli predefiniti: G=Persona Giuridica – F=Persona Fisica – <text:span text:style-name="T3">I = Ditta Individuale</text:span>). <text:span text:style-name="T3">Volendo si può impostare un controllo anche sul DB per la presenza di un valore appartenente a quelli sopra(Postgres)</text:span></text:p>
      <text:p text:style-name="P2"/>
      <text:p text:style-name="P2">Il campo DENOMIN è obbligatorio e contiene in base al campo TIPO il nominativo (cognome e nome) della persona fisica o la denominazione della società/ditta individuale. VALIDATES 150 caratteri e NOT NULL</text:p>
      <text:p text:style-name="P2"/>
      <text:p text:style-name="P2">Il campo CODFIS contiene il codice fiscale</text:p>
      <text:p text:style-name="P2"/>
      <text:p text:style-name="P2">Il campo PARIVA contiene la Partita Iva (si potrebbe controllare la congruità del campo</text:p>
      <text:p text:style-name="P2">Il campo SCONTO verrà utilizzato da altre tabelle come campo propositivo di sconto sugli articoli, è un numerico con 2 posizioni decimali</text:p>
      <text:p text:style-name="P2"/>
      <text:p text:style-name="P2"/>
      <text:p text:style-name="P2"/>
      <text:p text:style-name="P7">INDIRIZZI:</text:p>
      <text:p text:style-name="P2">Codice CREATE:</text:p>
      <text:p text:style-name="P2"><text:s text:c="2"/>create_table "anainds", :force =&gt; true do |t|</text:p>
      <text:p text:style-name="P2"><text:s text:c="4"/>t.integer <text:s/>"anagen_id" <text:span text:style-name="T1">fk su anagens</text:span></text:p>
      <text:p text:style-name="P2"><text:s text:c="4"/>t.string <text:s text:c="2"/>"tpind", <text:s text:c="5"/>:limit =&gt; 2</text:p>
      <text:p text:style-name="P2"><text:tab/>SL/SC/SO/SM =&gt; SedeLegale, SedeContabile,SedeOperativa,SedeMagazzino</text:p>
      <text:p text:style-name="P2"><text:s text:c="4"/>t.string <text:s text:c="2"/>"indir", <text:s text:c="5"/>:limit =&gt; 100</text:p>
      <text:p text:style-name="P2"><text:s text:c="4"/>t.integer <text:s text:c="2"/>"<text:span text:style-name="T1">localita_id</text:span>" <text:span text:style-name="T1">fk su localitas</text:span></text:p>
      <text:p text:style-name="P2"><text:s text:c="4"/>t.string <text:s text:c="2"/>"desloc", <text:s text:c="4"/>:limit =&gt; 100</text:p>
      <text:p text:style-name="P2"><text:tab/>Proposto tramite localita_id ma modificabile</text:p>
      <text:p text:style-name="P2"><text:s text:c="4"/>t.string <text:s text:c="2"/>"cap", <text:s text:c="7"/>:limit =&gt; 5</text:p>
      <text:p text:style-name="P2"><text:s text:c="4"/>t.integer <text:s/>"nrmag"</text:p>
      <text:p text:style-name="P2"><text:tab/>Null = L'indirizzo non fa da magazzino</text:p>
      <text:p text:style-name="P2"><text:tab/>1..N=L'indirizzo è anche un magazzino dell'anagrafica (verrà proposto su tesdoc.nrmagsrc e <text:s/>tesdoc.nrmagdst)</text:p>
      <text:p text:style-name="P2"><text:tab/>il campo anagen_id e nrmag&lt;&gt;NULL presi assieme devono essere univoci </text:p>
      <text:p text:style-name="P2"><text:s text:c="2"/>end</text:p>
      <text:p text:style-name="P2"><text:s text:c="2"/>add_index "anainds", ["anagen_id"], :name =&gt; "index_anainds_on_anagen_id"</text:p>
      <text:p text:style-name="P2"/>
      <text:p text:style-name="P2">La PK viene gestita internamente sul campo ID.</text:p>
      <text:p text:style-name="P2">Il campo ANAGEN_ID è numerico e viene gestito internamente come FK sulla tabella ANAGEN.</text:p>
      <text:p text:style-name="P2">Ad un record della tabella ANAGEN possono corrispondere N record sulla tabella ANAIND</text:p>
      <text:p text:style-name="P2">La cancellazione di un record sulla TABELLA ANAGEN va in DELETE CASCADE sulla tabella INDIRIZZI cancellando quindi senza problemi anche questi ultimi.</text:p>
      <text:p text:style-name="P2"/>
      <text:p text:style-name="P2">Il campo TIPO è alfanumerico di 2 caratteri, obbligatorio(sia sul DB che nella VALIDATES del modello), può assumere solo un valore tra quelli predefiniti: SL=Sede Legale – SC=Sede contabile – SM<text:span text:style-name="T4">=Sede magazzino – SO=Sede Operativa).</text:span></text:p>
      <text:p text:style-name="P5">Volendo si può impostare un controllo anche sul DB per la presenza di un valore appartenente a quelli sopra(Postgres)</text:p>
      <text:p text:style-name="P2">Se TIPO vale SM allora anche il campo NRMAG non può essere lasciato null ma deve contenere un valore numerico non presente in un altro record ANAIND per la medesima anagrafica (ANAIND.ANAGEN_ID). Questo perchè essendo una SM (Sede magazzino) al campo NRMAG potrà far riferimento anche se indirettamente una testata documento (TESDOC), sulla documentazione dellla gestione docuenti seguiranno ulteriori chiarimenti.</text:p>
      <text:p text:style-name="P2"/>
      <text:p text:style-name="P2">Il campo LOCALITA_ID è numerico in FK sulla tabella LOCALITA, serve sia come campo di appoggio per generare il campo successivo DESLOC come concatenazione di alcuni campi della tabella LOCALITA sia per effettuare ricerche e statistiche per LOCALITA.</text:p>
      <text:p text:style-name="P2"/>
      <text:p text:style-name="P2">Il campo DESLOC come specificato sopra viene precompilato se vuoto dalla selezione di una LOCALITA.</text:p>
      <text:p text:style-name="P2">Poichè può poi essere variato a piacere è necessario prestare molta attenzione azzerando eventualmente il campo LOCALITA_ID qualora non ci fosse corrispondenza con questo campo descrittivo altrimenti si rischia di avere delle statistiche errate. Se possibile sull'on-change + on-exit dal campo chiedere se ripulire la FK.</text:p>
      <text:p text:style-name="P2"/>
      <text:p text:style-name="P2">Il campo NRMAG è numerico 1..9, se NOT NULL indica che l'indirizzo oltre ad appartenere alla tipologia (TIPO) è anche un indirizzo di magazzino, (ovviamente se TIPO=SM NRMAG deve obbligatoriamente essere valorizzato).</text:p>
      <text:p text:style-name="P2">Per la medesima anagrafica ANAGEN.ID non possono esistere 2 o più record con il medesimo NRMAG (ovviamente se NRMAG NOT NULL)</text:p>
      <text:p text:style-name="P7"><text:s text:c="2"/>create_table "articles", :force =&gt; true do |t|</text:p>
      <text:p text:style-name="P2"><text:s text:c="4"/>t.integer <text:s/>"azienda", <text:s text:c="65"/>:null =&gt; false</text:p>
      <text:p text:style-name="P2"><text:s text:c="4"/>t.string <text:s text:c="2"/>"codice", <text:s text:c="4"/>:limit =&gt; 20, <text:s text:c="48"/>:null =&gt; false</text:p>
      <text:p text:style-name="P2"><text:s text:c="4"/>t.string <text:s text:c="2"/>"descriz", <text:s text:c="3"/>:limit =&gt; 100, <text:s text:c="47"/>:null =&gt; false</text:p>
      <text:p text:style-name="P2"><text:s text:c="4"/>t.decimal <text:s/>"prezzo", <text:s text:c="19"/>:precision =&gt; 8, :scale =&gt; 2, :default =&gt; 0.0, :null =&gt; false</text:p>
      <text:p text:style-name="P2"><text:s text:c="2"/>end</text:p>
      <text:p text:style-name="P2"><text:s text:c="2"/>add_index "articles", ["azienda", "codice"], :name =&gt; "idx_articles_on_codice", :unique =&gt; true</text:p>
      <text:p text:style-name="P2"><text:s text:c="2"/>add_index "articles", ["azienda", "descriz"], :name =&gt; "idx_articles_on_descriz", :unique =&gt; true</text:p>
      <text:p text:style-name="P2"/>
      <text:p text:style-name="P2"><text:s text:c="2"/>create_table "causmags", :force =&gt; true do |t|</text:p>
      <text:p text:style-name="P2"><text:s text:c="4"/>t.integer <text:s/>"azienda", <text:s text:c="33"/>:null =&gt; false</text:p>
      <text:p text:style-name="P2"><text:s text:c="4"/>t.integer <text:s/>"<text:span text:style-name="T2">tipo_doc</text:span>", <text:s text:c="17"/>:default =&gt; 0, :null =&gt; false</text:p>
      <text:p text:style-name="P2"><text:tab/>Gruppo di appartenenza (0..9) al momento significativo solo per l'operatore</text:p>
      <text:p text:style-name="P2"><text:s text:c="4"/>t.string <text:s text:c="2"/>"descriz", <text:s text:c="3"/>:limit =&gt; 100, <text:s text:c="15"/>:null =&gt; false</text:p>
      <text:p text:style-name="P2"><text:s text:c="4"/>t.string <text:s text:c="2"/>"des_caus", <text:s text:c="2"/>:limit =&gt; 100</text:p>
      <text:p text:style-name="P2"><text:s text:c="4"/>t.string <text:s text:c="2"/>"tipo", <text:s text:c="6"/>:limit =&gt; 1, <text:s text:c="17"/>:null =&gt; false</text:p>
      <text:p text:style-name="P2"><text:tab/>U/E/<text:span text:style-name="T2">T</text:span> =&gt; Uscita, Entrata, Transito</text:p>
      <text:p text:style-name="P3">in caso di transito, in che modo vengono valorizzati <text:s/>I campi NRMAGSRC e NRMAGDST sulla testata?</text:p>
      <text:p text:style-name="P2"><text:s text:c="4"/>t.string <text:s text:c="2"/>"movimpmag", <text:s/>:limit =&gt; 1, <text:s text:c="17"/>:null =&gt; false</text:p>
      <text:p text:style-name="P2"><text:tab/>M/I/N =&gt; Movimenta/Impegna/Niente sul magazzino</text:p>
      <text:p text:style-name="P2"><text:s text:c="4"/>t.string <text:s text:c="2"/>"contabile", <text:s/>:limit =&gt; 1, <text:s text:c="17"/>:null =&gt; false</text:p>
      <text:p text:style-name="P2"><text:tab/>S/N =&gt; Movimento contabile</text:p>
      <text:p text:style-name="P2"><text:s text:c="4"/>t.integer <text:s/>"nrmagsrc"</text:p>
      <text:p text:style-name="P2"><text:tab/>Propositivo su Tesdoc.nrmagsrc</text:p>
      <text:p text:style-name="P2"><text:s text:c="4"/>t.integer <text:s/>"nrmagdst"</text:p>
      <text:p text:style-name="P2"><text:tab/>Propositivo su Tesdoc.nrmagdst</text:p>
      <text:p text:style-name="P2"><text:s text:c="4"/>t.string <text:s text:c="2"/>"modulo", <text:s text:c="4"/>:limit =&gt; 50</text:p>
      <text:p text:style-name="P2"><text:tab/>Nome file prototipo di stampa</text:p>
      <text:p text:style-name="P2"><text:s text:c="2"/>end</text:p>
      <text:p text:style-name="P2"><text:s text:c="2"/>add_index "causmags", ["azienda", "descriz"], :name =&gt; "idx_causmags_on_descriz", :unique =&gt; true</text:p>
      <text:p text:style-name="P2"/>
      <text:p text:style-name="P2"/>
      <text:p text:style-name="P7"><text:s text:c="2"/>create_table "contos", :force =&gt; true do |t|</text:p>
      <text:p text:style-name="P2"><text:s text:c="4"/>t.integer <text:s/>"azienda", <text:s text:c="66"/>:null =&gt; false</text:p>
      <text:p text:style-name="P2"><text:s text:c="4"/>t.integer <text:s/>"annoese", <text:s text:c="66"/>:null =&gt; false</text:p>
      <text:p text:style-name="P2"><text:s text:c="4"/>t.integer <text:s/>"codice", <text:s text:c="67"/>:null =&gt; false</text:p>
      <text:p text:style-name="P2"><text:s text:c="4"/>t.string <text:s text:c="2"/>"descriz", <text:s text:c="4"/>:limit =&gt; 150, <text:s text:c="47"/>:null =&gt; false</text:p>
      <text:p text:style-name="P2"><text:s text:c="4"/>t.string <text:s text:c="2"/>"tipoconto", <text:s text:c="2"/>:limit =&gt; 1, <text:s text:c="49"/>:null =&gt; false</text:p>
      <text:p text:style-name="P2"><text:tab/>C/F/A =&gt; Cliente/Fornitore/Altro</text:p>
      <text:p text:style-name="P2"><text:s text:c="4"/>t.integer <text:s/>"cntrpartita"</text:p>
      <text:p text:style-name="P2"><text:s text:c="4"/>t.decimal <text:s/>"sconto", <text:s text:c="20"/>:precision =&gt; 5, :scale =&gt; 2, :default =&gt; 0.0, :null =&gt; false</text:p>
      <text:p text:style-name="P2"><text:s text:c="2"/>end</text:p>
      <text:p text:style-name="P2"><text:s text:c="2"/>add_index "contos", ["azienda", "annoese", "codice"], :name =&gt; "idx_contos_on_codice", :unique =&gt; true</text:p>
      <text:p text:style-name="P2"><text:s text:c="2"/>add_index "contos", ["azienda", "annoese", "descriz"], :name =&gt; "idx_contos_on_descriz"</text:p>
      <text:p text:style-name="P2"/>
      <text:p text:style-name="P2"><text:s text:c="2"/>create_table "tesdocs", :force =&gt; true do |t|</text:p>
      <text:p text:style-name="P2"><text:s text:c="4"/>t.integer <text:s/>"azienda", <text:s text:c="65"/>:null =&gt; false</text:p>
      <text:p text:style-name="P2"><text:s text:c="4"/>t.integer <text:s/>"annoese", <text:s text:c="65"/>:null =&gt; false</text:p>
      <text:p text:style-name="P2"><text:s text:c="4"/>t.string <text:s text:c="2"/>"<text:span text:style-name="T2">tipo_doc</text:span>", <text:s text:c="2"/>:limit =&gt; 1, <text:s text:c="49"/>:null =&gt; false</text:p>
      <text:p text:style-name="P2"><text:s text:c="4"/>t.integer <text:s/>"num_doc", <text:s text:c="65"/>:null =&gt; false</text:p>
      <text:p text:style-name="P2"><text:s text:c="4"/>t.date <text:s text:c="4"/>"data_doc", <text:s text:c="64"/>:null =&gt; false</text:p>
      <text:p text:style-name="P2"><text:s text:c="4"/>t.string <text:s text:c="2"/>"descriz", <text:s text:c="3"/>:limit =&gt; 150</text:p>
      <text:p text:style-name="P2"><text:s text:c="4"/>t.integer <text:s/>"causmag_id" <text:span text:style-name="T1">fk su causmags</text:span></text:p>
      <text:p text:style-name="P2"><text:s text:c="4"/>t.integer <text:s/>"conto_id" <text:span text:style-name="T1">fk su contos</text:span></text:p>
      <text:p text:style-name="P2"><text:s text:c="4"/>t.integer <text:s/>"nrmagsrc"</text:p>
      <text:p text:style-name="P2"><text:tab/>Magazzino sorgente =&gt; Proposto tramite <text:s/>causmags.nrmagsrc. Deve esistere una corrispondenza sulla tabella <text:tab/>anaind.nrmag (tesdoc.conto_id=&gt;conto/conto.anagen_id=&gt;anagen/anagen_id=&gt;anaind) se causmags.tipo = <text:tab/>“E” =&gt; Entrata</text:p>
      <text:p text:style-name="P2"><text:s text:c="4"/>t.integer <text:s/>"nrmagdst" Magazzino destinazione =&gt; </text:p>
      <text:p text:style-name="P2"><text:tab/>Magazzino destinazione =&gt; Proposto tramite <text:s/>causmags.nrmagdst.Deve esistere una corrispondenza sulla <text:tab/>tabella anaind.nrmag (tesdoc.conto_id=&gt;conto/conto.anagen_id=&gt;anagen/anagen_id=&gt;anaind) se <text:tab/>causmags.tipo = <text:tab/>“U” =&gt; Uscita</text:p>
      <text:p text:style-name="P2"><text:s text:c="4"/>t.decimal <text:s/>"sconto", <text:s text:c="19"/>:precision =&gt; 5, :scale =&gt; 2, :default =&gt; 0.0, :null =&gt; false</text:p>
      <text:p text:style-name="P2"><text:tab/>Proposto tramite contos.sconto</text:p>
      <text:p text:style-name="P2"><text:s text:c="2"/>end</text:p>
      <text:p text:style-name="P2"><text:s text:c="2"/>add_index "tesdocs", ["causmag_id"], :name =&gt; "index_tesdocs_on_causmag_id"</text:p>
      <text:p text:style-name="P2"><text:s text:c="2"/>add_index "tesdocs", ["conto_id"], :name =&gt; "index_tesdocs_on_conto_id"</text:p>
      <text:p text:style-name="P2"/>
      <text:p text:style-name="P2"><text:s text:c="2"/>create_table "rigdocs", :force =&gt; true do |t|</text:p>
      <text:p text:style-name="P2"><text:s text:c="4"/>t.integer <text:s/>"tesdoc_id", <text:s text:c="63"/>:null =&gt; false <text:span text:style-name="T1">fk su tesdoc</text:span></text:p>
      <text:p text:style-name="P2"><text:s text:c="4"/>t.integer <text:s/>"article_id"</text:p>
      <text:p text:style-name="P2"><text:s text:c="4"/>t.string <text:s text:c="2"/>"descriz", <text:s text:c="3"/>:limit =&gt; 150</text:p>
      <text:p text:style-name="P2"><text:s text:c="4"/>t.integer <text:s/>"qta"</text:p>
      <text:p text:style-name="P2"><text:s text:c="4"/>t.decimal <text:s/>"prezzo", <text:s text:c="19"/>:precision =&gt; 8, :scale =&gt; 2, :default =&gt; 0.0, :null =&gt; false</text:p>
      <text:p text:style-name="P2"><text:s text:c="4"/>t.decimal <text:s/>"sconto", <text:s text:c="19"/>:precision =&gt; 5, :scale =&gt; 2, :default =&gt; 0.0, :null =&gt; false</text:p>
      <text:p text:style-name="P2"><text:tab/>Proposto tramite tesdoc.sconto</text:p>
      <text:p text:style-name="P2"><text:s text:c="4"/>t.integer <text:s/>"prgrig", <text:s text:c="49"/>:default =&gt; 0, <text:s text:c="2"/>:null =&gt; false</text:p>
      <text:p text:style-name="P2"><text:tab/>Utilizzato per memorizzare l'ordine delle righe di dettaglio</text:p>
      <text:p text:style-name="P2"><text:s text:c="2"/>end</text:p>
      <text:p text:style-name="P2"><text:s text:c="2"/>add_index "rigdocs", ["article_id"], :name =&gt; "index_rigdocs_on_article_id"</text:p>
      <text:p text:style-name="P2"><text:soft-page-break/><text:s text:c="2"/>add_index "rigdocs", ["descriz"], :name =&gt; "index_rigdocs_on_descriz"</text:p>
      <text:p text:style-name="P2"><text:s text:c="2"/>add_index "rigdocs", ["tesdoc_id", "prgrig"], :name =&gt; "index_rigdocs_on_tesdoc_id_and_prgrig", :unique =&gt; true</text:p>
      <text:p text:style-name="P2"><text:s text:c="2"/>add_index "rigdocs", ["tesdoc_id"], :name =&gt; "index_rigdocs_on_tesdoc_id"</text:p>
      <text:p text:style-name="P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it" fo:country="IT"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d01</meta:initial-creator>
    <meta:creation-date>2012-05-08T12:14:00</meta:creation-date>
    <dc:date>2012-05-16T09:25:40.73</dc:date>
    <meta:editing-cycles>47</meta:editing-cycles>
    <meta:editing-duration>PT23H53M49S</meta:editing-duration>
    <meta:generator>OpenOffice.org/3.4$Win32 OpenOffice.org_project/340m1$Build-9590</meta:generator>
    <meta:print-date>2012-05-15T18:11:46.33</meta:print-date>
    <meta:document-statistic meta:table-count="0" meta:image-count="0" meta:object-count="0" meta:page-count="6" meta:paragraph-count="133" meta:word-count="1286" meta:character-count="10819"/>
  </office:meta>
</office:document-meta>
</file>